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Times New Roman" fo:language="pt" fo:country="BR" style:font-name-asian="Times New Roman1" style:font-name-complex="Times New Roman1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 fo:language="pt" fo:country="BR" officeooo:rsid="0016ad94" officeooo:paragraph-rsid="0016ad94" style:font-name-asian="Times New Roman1" style:font-name-complex="Times New Roman1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8092f" officeooo:paragraph-rsid="0018092f" style:font-name-asian="Times New Roman1" style:font-size-asian="9.60000038146973pt" style:font-weight-asian="normal" style:font-name-complex="Times New Roman1" style:font-size-complex="11pt" style:font-weight-complex="normal"/>
    </style:style>
    <style:style style:name="P4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8092f" officeooo:paragraph-rsid="0018102c" style:font-name-asian="Times New Roman1" style:font-size-asian="9.60000038146973pt" style:font-weight-asian="normal" style:font-name-complex="Times New Roman1" style:font-size-complex="11pt" style:font-weight-complex="normal"/>
    </style:style>
    <style:style style:name="P5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85730" officeooo:paragraph-rsid="00185730" style:font-name-asian="Times New Roman1" style:font-size-asian="9.60000038146973pt" style:font-weight-asian="normal" style:font-name-complex="Times New Roman1" style:font-size-complex="11pt" style:font-weight-complex="normal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96237" officeooo:paragraph-rsid="00185730" style:font-name-asian="Times New Roman1" style:font-size-asian="9.60000038146973pt" style:font-weight-asian="normal" style:font-name-complex="Times New Roman1" style:font-size-complex="11pt" style:font-weight-complex="normal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9c3ef" officeooo:paragraph-rsid="0019c3ef" style:font-name-asian="Times New Roman1" style:font-size-asian="9.60000038146973pt" style:font-weight-asian="normal" style:font-name-complex="Times New Roman1" style:font-size-complex="11pt" style:font-weight-complex="normal"/>
    </style:style>
    <style:style style:name="P8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a95b7" officeooo:paragraph-rsid="0023e21b" style:font-name-asian="Times New Roman1" style:font-size-asian="9.60000038146973pt" style:font-weight-asian="normal" style:font-name-complex="Times New Roman1" style:font-size-complex="11pt" style:font-weight-complex="normal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a95b7" officeooo:paragraph-rsid="0019c3ef" style:font-name-asian="Times New Roman1" style:font-size-asian="9.60000038146973pt" style:font-weight-asian="normal" style:font-name-complex="Times New Roman1" style:font-size-complex="11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b3e05" officeooo:paragraph-rsid="001b3e05" style:font-name-asian="Times New Roman1" style:font-size-asian="9.60000038146973pt" style:font-weight-asian="normal" style:font-name-complex="Times New Roman1" style:font-size-complex="11pt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1f4c28" officeooo:paragraph-rsid="001f4c28" style:font-name-asian="Times New Roman1" style:font-size-asian="9.60000038146973pt" style:font-weight-asian="normal" style:font-name-complex="Times New Roman1" style:font-size-complex="11pt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2131a3" officeooo:paragraph-rsid="002131a3" style:font-name-asian="Times New Roman1" style:font-size-asian="9.60000038146973pt" style:font-weight-asian="normal" style:font-name-complex="Times New Roman1" style:font-size-complex="11pt" style:font-weight-complex="normal"/>
    </style:style>
    <style:style style:name="P13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24acbc" officeooo:paragraph-rsid="0023e21b" style:font-name-asian="Times New Roman1" style:font-size-asian="9.60000038146973pt" style:font-weight-asian="normal" style:font-name-complex="Times New Roman1" style:font-size-complex="11pt" style:font-weight-complex="normal"/>
    </style:style>
    <style:style style:name="P14" style:family="paragraph" style:parent-style-name="Standard">
      <style:paragraph-properties fo:margin-top="0cm" fo:margin-bottom="0cm" loext:contextual-spacing="false"/>
      <style:text-properties style:font-name="Times New Roman" fo:font-size="12pt" fo:language="pt" fo:country="BR" fo:font-weight="bold" officeooo:rsid="0016ad94" officeooo:paragraph-rsid="0016ad94" style:font-name-asian="Times New Roman1" style:font-size-asian="10.5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officeooo:paragraph-rsid="00185730"/>
    </style:style>
    <style:style style:name="P16" style:family="paragraph" style:parent-style-name="Standard">
      <style:paragraph-properties fo:margin-top="0cm" fo:margin-bottom="0cm" loext:contextual-spacing="false"/>
      <style:text-properties officeooo:rsid="0019c3ef" officeooo:paragraph-rsid="0019c3ef"/>
    </style:style>
    <style:style style:name="P17" style:family="paragraph" style:parent-style-name="Standard">
      <style:paragraph-properties fo:margin-top="0cm" fo:margin-bottom="0cm" loext:contextual-spacing="false"/>
      <style:text-properties officeooo:rsid="0019c3ef" officeooo:paragraph-rsid="001b3e05"/>
    </style:style>
    <style:style style:name="P18" style:family="paragraph" style:parent-style-name="Standard">
      <style:paragraph-properties fo:margin-top="0cm" fo:margin-bottom="0cm" loext:contextual-spacing="false"/>
      <style:text-properties officeooo:rsid="0019c3ef" officeooo:paragraph-rsid="001f4c28"/>
    </style:style>
    <style:style style:name="P19" style:family="paragraph" style:parent-style-name="Standard">
      <style:paragraph-properties fo:margin-top="0cm" fo:margin-bottom="0cm" loext:contextual-spacing="false"/>
      <style:text-properties officeooo:rsid="0019c3ef" officeooo:paragraph-rsid="002131a3"/>
    </style:style>
    <style:style style:name="P20" style:family="paragraph" style:parent-style-name="Standard">
      <style:paragraph-properties fo:margin-top="0cm" fo:margin-bottom="0cm" loext:contextual-spacing="false"/>
      <style:text-properties officeooo:rsid="0019c3ef" officeooo:paragraph-rsid="0023e21b"/>
    </style:style>
    <style:style style:name="P21" style:family="paragraph" style:parent-style-name="Standard" style:master-page-name="Standard">
      <style:paragraph-properties fo:margin-top="0cm" fo:margin-bottom="0cm" loext:contextual-spacing="false" style:page-number="1"/>
      <style:text-properties style:font-name="Times New Roman" fo:language="pt" fo:country="BR" style:font-name-asian="Times New Roman1" style:font-name-complex="Times New Roman1"/>
    </style:style>
    <style:style style:name="P22" style:family="paragraph" style:parent-style-name="Standard" style:list-style-name="L1">
      <style:paragraph-properties fo:margin-top="0cm" fo:margin-bottom="0cm" loext:contextual-spacing="false"/>
      <style:text-properties style:font-name="Times New Roman" fo:font-size="11pt" fo:language="pt" fo:country="BR" fo:font-weight="normal" officeooo:rsid="00196237" officeooo:paragraph-rsid="00196237" style:font-name-asian="Times New Roman1" style:font-size-asian="9.60000038146973pt" style:font-weight-asian="normal" style:font-name-complex="Times New Roman1" style:font-size-complex="11pt" style:font-weight-complex="normal"/>
    </style:style>
    <style:style style:name="P23" style:family="paragraph" style:parent-style-name="Standard" style:list-style-name="L1">
      <style:paragraph-properties fo:margin-top="0cm" fo:margin-bottom="0cm" loext:contextual-spacing="false"/>
      <style:text-properties style:font-name="Times New Roman" fo:font-size="11pt" fo:language="pt" fo:country="BR" fo:font-weight="normal" officeooo:rsid="0019c3ef" officeooo:paragraph-rsid="0019c3ef" style:font-name-asian="Times New Roman1" style:font-size-asian="9.60000038146973pt" style:font-weight-asian="normal" style:font-name-complex="Times New Roman1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24acbc" officeooo:paragraph-rsid="0023e21b" style:font-name-asian="Times New Roman1" style:font-size-asian="9.60000038146973pt" style:font-weight-asian="normal" style:font-name-complex="Times New Roman1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/>
      <style:text-properties style:font-name="Times New Roman" fo:font-size="11pt" fo:language="pt" fo:country="BR" fo:font-weight="normal" officeooo:rsid="002824e6" officeooo:paragraph-rsid="002824e6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" style:family="text">
      <style:text-properties style:font-name="Times New Roman" fo:font-size="11pt" fo:language="pt" fo:country="BR" fo:font-weight="normal" style:font-name-asian="Times New Roman1" style:font-size-asian="9.60000038146973pt" style:font-weight-asian="normal" style:font-name-complex="Times New Roman1" style:font-size-complex="11pt" style:font-weight-complex="normal"/>
    </style:style>
    <style:style style:name="T2" style:family="text">
      <style:text-properties style:font-name="Times New Roman" fo:font-size="11pt" fo:language="pt" fo:country="BR" fo:font-weight="normal" officeooo:rsid="00185730" style:font-name-asian="Times New Roman1" style:font-size-asian="9.60000038146973pt" style:font-weight-asian="normal" style:font-name-complex="Times New Roman1" style:font-size-complex="11pt" style:font-weight-complex="normal"/>
    </style:style>
    <style:style style:name="T3" style:family="text">
      <style:text-properties style:font-name="Times New Roman" fo:font-size="11pt" fo:language="pt" fo:country="BR" fo:font-weight="normal" officeooo:rsid="00196237" style:font-name-asian="Times New Roman1" style:font-size-asian="9.60000038146973pt" style:font-weight-asian="normal" style:font-name-complex="Times New Roman1" style:font-size-complex="11pt" style:font-weight-complex="normal"/>
    </style:style>
    <style:style style:name="T4" style:family="text">
      <style:text-properties style:font-name="Times New Roman" fo:font-size="11pt" fo:language="pt" fo:country="BR" fo:font-weight="normal" officeooo:rsid="001a06ce" style:font-name-asian="Times New Roman1" style:font-size-asian="9.60000038146973pt" style:font-weight-asian="normal" style:font-name-complex="Times New Roman1" style:font-size-complex="11pt" style:font-weight-complex="normal"/>
    </style:style>
    <style:style style:name="T5" style:family="text">
      <style:text-properties style:font-name="Times New Roman" fo:font-size="11pt" fo:language="pt" fo:country="BR" fo:font-weight="normal" officeooo:rsid="001a95b7" style:font-name-asian="Times New Roman1" style:font-size-asian="9.60000038146973pt" style:font-weight-asian="normal" style:font-name-complex="Times New Roman1" style:font-size-complex="11pt" style:font-weight-complex="normal"/>
    </style:style>
    <style:style style:name="T6" style:family="text">
      <style:text-properties style:font-name="Times New Roman" fo:font-size="11pt" fo:language="pt" fo:country="BR" fo:font-weight="normal" officeooo:rsid="001b3e05" style:font-name-asian="Times New Roman1" style:font-size-asian="9.60000038146973pt" style:font-weight-asian="normal" style:font-name-complex="Times New Roman1" style:font-size-complex="11pt" style:font-weight-complex="normal"/>
    </style:style>
    <style:style style:name="T7" style:family="text">
      <style:text-properties style:font-name="Times New Roman" fo:font-size="11pt" fo:language="pt" fo:country="BR" fo:font-weight="normal" officeooo:rsid="001b66f4" style:font-name-asian="Times New Roman1" style:font-size-asian="9.60000038146973pt" style:font-weight-asian="normal" style:font-name-complex="Times New Roman1" style:font-size-complex="11pt" style:font-weight-complex="normal"/>
    </style:style>
    <style:style style:name="T8" style:family="text">
      <style:text-properties style:font-name="Times New Roman" fo:font-size="11pt" fo:language="pt" fo:country="BR" fo:font-weight="normal" officeooo:rsid="001dd10c" style:font-name-asian="Times New Roman1" style:font-size-asian="9.60000038146973pt" style:font-weight-asian="normal" style:font-name-complex="Times New Roman1" style:font-size-complex="11pt" style:font-weight-complex="normal"/>
    </style:style>
    <style:style style:name="T9" style:family="text">
      <style:text-properties style:font-name="Times New Roman" fo:font-size="11pt" fo:language="pt" fo:country="BR" fo:font-weight="normal" officeooo:rsid="001f4c28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0" style:family="text">
      <style:text-properties style:font-name="Times New Roman" fo:font-size="11pt" fo:language="pt" fo:country="BR" fo:font-weight="normal" officeooo:rsid="002131a3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1" style:family="text">
      <style:text-properties style:font-name="Times New Roman" fo:font-size="11pt" fo:language="pt" fo:country="BR" fo:font-weight="normal" officeooo:rsid="0021e7bf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2" style:family="text">
      <style:text-properties style:font-name="Times New Roman" fo:font-size="11pt" fo:language="pt" fo:country="BR" fo:font-weight="normal" officeooo:rsid="0023e21b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3" style:family="text">
      <style:text-properties style:font-name="Times New Roman" fo:font-size="11pt" fo:language="pt" fo:country="BR" fo:font-weight="normal" officeooo:rsid="0024358e" style:font-name-asian="Times New Roman1" style:font-size-asian="9.60000038146973pt" style:font-weight-asian="normal" style:font-name-complex="Times New Roman1" style:font-size-complex="11pt" style:font-weight-complex="normal"/>
    </style:style>
    <style:style style:name="T14" style:family="text">
      <style:text-properties style:font-name="Times New Roman" fo:font-size="12pt" fo:language="pt" fo:country="BR" fo:font-weight="bold" officeooo:rsid="001f4c28" style:font-name-asian="Times New Roman1" style:font-size-asian="10.5pt" style:font-weight-asian="bold" style:font-name-complex="Times New Roman1" style:font-size-complex="12pt" style:font-weight-complex="bold"/>
    </style:style>
    <style:style style:name="T15" style:family="text">
      <style:text-properties style:font-name="Times New Roman" fo:font-size="12pt" fo:language="pt" fo:country="BR" fo:font-weight="bold" officeooo:rsid="002131a3" style:font-name-asian="Times New Roman1" style:font-size-asian="10.5pt" style:font-weight-asian="bold" style:font-name-complex="Times New Roman1" style:font-size-complex="12pt" style:font-weight-complex="bold"/>
    </style:style>
    <style:style style:name="T16" style:family="text">
      <style:text-properties fo:font-size="12pt" fo:font-weight="bold" style:font-size-asian="10.5pt" style:font-weight-asian="bold" style:font-size-complex="12pt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officeooo:rsid="0018102c"/>
    </style:style>
    <style:style style:name="T19" style:family="text">
      <style:text-properties officeooo:rsid="00185730"/>
    </style:style>
    <style:style style:name="T20" style:family="text">
      <style:text-properties fo:color="#808080"/>
    </style:style>
    <style:style style:name="T21" style:family="text">
      <style:text-properties fo:color="#808080" officeooo:rsid="001b66f4"/>
    </style:style>
    <style:style style:name="T22" style:family="text">
      <style:text-properties fo:color="#808080" officeooo:rsid="001d3a65"/>
    </style:style>
    <style:style style:name="T23" style:family="text">
      <style:text-properties officeooo:rsid="001b66f4"/>
    </style:style>
    <style:style style:name="T24" style:family="text">
      <style:text-properties officeooo:rsid="0024acbc"/>
    </style:style>
    <style:style style:name="T25" style:family="text">
      <style:text-properties officeooo:rsid="0029a79f"/>
    </style:style>
    <style:style style:name="T26" style:family="text">
      <style:text-properties officeooo:rsid="002af2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[4 - 30012017] Laplante, P. A.; Ovaska, S. J. Real-Time Systems Design and Analysis. 4. ed. Estados Unidos da América: IEEE Press, Wiley, 2012</text:p>
      <text:p text:style-name="P1"/>
      <text:p text:style-name="P2">p. 1: <text:span text:style-name="T16">Fundamentos de Sistemas de Tempo Real</text:span></text:p>
      <text:p text:style-name="P14"/>
      <text:p text:style-name="P4">p. 2: </text:p>
      <text:p text:style-name="P4"><text:tab/>O hardware de um computador <text:span text:style-name="T18">realiza</text:span> tarefas por meio da execução repetitiva de instruções de linguagem de máquina, <text:span text:style-name="T18">este conjunto de instruções executadas pelo hardware se chama software.</text:span></text:p>
      <text:p text:style-name="P3"><text:tab/><text:span text:style-name="T18">Software pode ser dividido a em programas de sistema e programas de aplicação.</text:span></text:p>
      <text:p text:style-name="P3"><text:tab/><text:span text:style-name="T18">Programas de sistema tem como objetivo fornecer uma interface de alto nível para o hardware subjacente. São exemplos de software de sistema: drivers de dispositivos, manipuladores de interrupções, controlador de tarefas e vários programas que servem como ferramenta para analisar ou desenvolver programas de aplicação. O conjunto especializado de programas de sistema que gerenciam os recursos físicos de um computador e fornecem uma interface para o desenvolvimento de programas de aplicação é chamado de Sistema Operacional. (Carece de fonte, provavelmente Tanenbaum)</text:span></text:p>
      <text:p text:style-name="P3"><text:tab/><text:span text:style-name="T19">Programas de aplicação são escritos para resolver um problema específico. Durante o projeto de aplicações de tempo real, certas características devem ser observadas. (Não diz quais são ainda)</text:span></text:p>
      <text:p text:style-name="P3"/>
      <text:p text:style-name="P5">p. 3: <text:span text:style-name="T17">Definição de sistema</text:span></text:p>
      <text:p text:style-name="P5"><text:span text:style-name="T17"><text:tab/></text:span>Um sistema é um mapeamento de um conjunto de entradas em um conjunto de saídas. </text:p>
      <text:p text:style-name="P15"><text:span text:style-name="T2"><text:tab/></text:span><text:span text:style-name="T3">Quando não há interesse no funcionamento interno de um sistema, o mapeamento da função entre entradas e saídas é chamado de caixa-preta.</text:span></text:p>
      <text:p text:style-name="P6"><text:tab/>Segundo Vernon (Vernon, 1989), todo sistema deve ter cinco propriedades: </text:p>
      <text:p text:style-name="P6"/>
      <text:list xml:id="list6191396931063327317" text:style-name="L1">
        <text:list-item>
          <text:p text:style-name="P22">Um sistema é uma montagem organizada de componentes conectados de forma organizada.</text:p>
        </text:list-item>
        <text:list-item>
          <text:p text:style-name="P22">Um sistema é alterado caso algum de seus componentes seja alterado.</text:p>
        </text:list-item>
        <text:list-item>
          <text:p text:style-name="P23">Todo sistema possui um propósito.</text:p>
        </text:list-item>
        <text:list-item>
          <text:p text:style-name="P23">Tem <text:span text:style-name="T23">algum</text:span> grau de permanência. <text:span text:style-name="T20">(</text:span><text:span text:style-name="T21">Ver </text:span><text:span text:style-name="T22">item 3 das notas</text:span><text:span text:style-name="T20">)</text:span></text:p>
        </text:list-item>
        <text:list-item>
          <text:p text:style-name="P23">Foi definido com um interesse específico.</text:p>
        </text:list-item>
      </text:list>
      <text:p text:style-name="P7"/>
      <text:p text:style-name="P16"><text:span text:style-name="T1"><text:tab/>Qualquer entidade do mundo real pode ser modelada como um sistema. </text:span><text:span text:style-name="T4">Em sistemas computacionais, uma entrada representa </text:span><text:span text:style-name="T5">dados digitais provenientes de dispositivos de hardware ou de outros sistemas de software. (E os computadores analógicos?) Entradas de hardware geralmente estão associadas a sensores e outros dispositivos que fornecem interfaces analógicas que são convertidas em <text:s/>dados digitais. Já a saída digital dos sistemas computacionais para controlar a maioria dos atuadores precisa ser convertida em saídas analógicas, o que geralmente não é necessário no caso de estas saídas <text:s/>serem recebidas como entrada de outros sistemas computacionais.</text:span></text:p>
      <text:p text:style-name="P9"/>
      <text:p text:style-name="P10">p. 4:</text:p>
      <text:p text:style-name="P17"><text:span text:style-name="T6"><text:tab/>O modelo clássico de um sistema de tempo real é um sistema que apresenta uma sequência de tarefas agendadas previamente e cuja execução e dese</text:span><text:span text:style-name="T7">m</text:span><text:span text:style-name="T6">penho pod</text:span><text:span text:style-name="T7">e ser previsto. Esta visão é um modelo simplório que ignora a real complexidade dos sensores e atuadores conectados ao sistema. Durante a modelagem de um sistema de tempo real é muito importante considerar o intervalo de tempo existente entre a leitura feita por um sensor e a plena atuação de algum dispositivo de saída, </text:span><text:span text:style-name="T8">a este intervalo de tempo é dado o nome de “tempo de resposta”.</text:span></text:p>
      <text:p text:style-name="P11"><text:soft-page-break/>p. 4:</text:p>
      <text:p text:style-name="P18"><text:span text:style-name="T9"><text:tab/></text:span><text:span text:style-name="T14">Definição de </text:span><text:span text:style-name="T15">T</text:span><text:span text:style-name="T14">empo de </text:span><text:span text:style-name="T15">R</text:span><text:span text:style-name="T14">esposta</text:span></text:p>
      <text:p text:style-name="P19"><text:span text:style-name="T14"><text:tab/></text:span><text:span text:style-name="T9">O intervalo de tempo entre a apresentação de um conjunto de entradas a um sistema e a realização do comportamento correspondente, incluindo a disponibilidade de todas as saídas associadas, é chamado de tempo de resposta do sistema.</text:span></text:p>
      <text:p text:style-name="P19"><text:span text:style-name="T9"><text:tab/></text:span><text:span text:style-name="T10">O quão pontual e rápida é o tempo de resposta são definidos pelas especificações do sistema.</text:span></text:p>
      <text:p text:style-name="P12"/>
      <text:p text:style-name="P12">p. 5:</text:p>
      <text:p text:style-name="P19"><text:span text:style-name="T10"><text:tab/></text:span><text:span text:style-name="T15">Definição de Sistema de Tempo Real</text:span></text:p>
      <text:p text:style-name="P20"><text:span text:style-name="T15"><text:tab/></text:span><text:span text:style-name="T11">Um sistema de tempo real é um sistema computacional que deve satisfazer a restrições de tempo de resposta sob risco de graves consequências, incluindo a falha do sist</text:span><text:span text:style-name="T13">e</text:span><text:span text:style-name="T11">ma.</text:span></text:p>
      <text:p text:style-name="P20"><text:span text:style-name="T11"><text:tab/></text:span><text:span text:style-name="T13">Um sistema falha quando este sistema não pode satisfazer um ou mais requisitos estipulados na definição do sistema.</text:span></text:p>
      <text:p text:style-name="P20"><text:span text:style-name="T11"><text:tab/></text:span><text:span text:style-name="T12">Para reduzir os riscos de falha as especificações de um sistema de tempo real devem ser bastante rigorosas, principalmente no que se refere as constantes de tempo.</text:span></text:p>
      <text:p text:style-name="P8"><text:tab/><text:span text:style-name="T24">Uma definição mais simples e precisa é afirmar que:</text:span></text:p>
      <text:p text:style-name="P13"><text:tab/>Um sistema de tempo real cuja correção lógica se baseia tanto na correção das saídas quanto na sua pontualidade.</text:p>
      <text:p text:style-name="P13"><text:tab/>Com frequêcia …</text:p>
      <text:p text:style-name="P13"/>
      <text:p text:style-name="P25">Cap. 3 – 3.1: FROM PSEUDOKERNELS TO OPERATING SYSTEMS</text:p>
      <text:p text:style-name="P25">p. 80 – 81</text:p>
      <text:p text:style-name="P25"><text:tab/>Os SOTR fornecem, basicamente, três funcionalidades essenciais para o funcionamento de processos e threads: escalonamento, despacho(??? <text:span text:style-name="T26">gerênciamento</text:span>) e comunicação e sincronização entre tarefas. <text:span text:style-name="T25">Estas funcionalidades são providas pelo kernel do sistema operacional. O escalonador é responsável pela alocação temporal das tarefas, é ele quem determina em que momento cada tarefa concorrente poderá utilizar a CPU. O despachante gerencia os modos de execução dos processos e as trocas de contexto entre as tarefas em execução. A sincronia e comunicação entre tarefas garante que múltiplas processo e threads possam cooperar entre s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2" style:font-size-asian="10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pt" fo:country="BR" style:letter-kerning="true" style:font-name-asian="Arial2" style:font-size-asian="10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2" fo:widows="2" fo:keep-with-next="always" style:writing-mode="lr-tb"/>
      <style:text-properties fo:color="#000000" style:font-name="Arial1" fo:font-family="Arial" style:font-family-generic="swiss" style:font-pitch="variable" fo:font-size="20pt" fo:language="pt" fo:country="BR" style:font-name-asian="Arial2" style:font-family-asian="Arial" style:font-family-generic-asian="system" style:font-pitch-asian="variable" style:font-size-asian="20pt" style:language-asian="zh" style:country-asian="CN" style:font-name-complex="Arial2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2" fo:widows="2" fo:keep-with-next="always" style:writing-mode="lr-tb"/>
      <style:text-properties fo:color="#000000" style:font-name="Arial1" fo:font-family="Arial" style:font-family-generic="swiss" style:font-pitch="variable" fo:font-size="16pt" fo:language="pt" fo:country="BR" fo:font-weight="normal" style:font-name-asian="Arial2" style:font-family-asian="Arial" style:font-family-generic-asian="system" style:font-pitch-asian="variable" style:font-size-asian="16pt" style:language-asian="zh" style:country-asian="CN" style:font-weight-asian="normal" style:font-name-complex="Arial2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434343" style:font-name="Arial1" fo:font-family="Arial" style:font-family-generic="swiss" style:font-pitch="variable" fo:font-size="14pt" fo:language="pt" fo:country="BR" fo:font-weight="normal" style:font-name-asian="Arial2" style:font-family-asian="Arial" style:font-family-generic-asian="system" style:font-pitch-asian="variable" style:font-size-asian="14pt" style:language-asian="zh" style:country-asian="CN" style:font-weight-asian="normal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666666" style:font-name="Arial1" fo:font-family="Arial" style:font-family-generic="swiss" style:font-pitch="variable" fo:font-size="12pt" fo:language="pt" fo:country="BR" style:font-name-asian="Arial2" style:font-family-asian="Arial" style:font-family-generic-asian="system" style:font-pitch-asian="variable" style:font-size-asian="12pt" style:language-asian="zh" style:country-asian="CN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666666" style:font-name="Arial1" fo:font-family="Arial" style:font-family-generic="swiss" style:font-pitch="variable" fo:font-size="11pt" fo:language="pt" fo:country="BR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2" fo:widows="2" fo:keep-with-next="always" style:writing-mode="lr-tb"/>
      <style:text-properties fo:color="#666666" style:font-name="Arial1" fo:font-family="Arial" style:font-family-generic="swiss" style:font-pitch="variable" fo:font-size="11pt" fo:language="pt" fo:country="BR" fo:font-style="italic" style:font-name-asian="Arial2" style:font-family-asian="Arial" style:font-family-generic-asian="system" style:font-pitch-asian="variable" style:font-size-asian="11pt" style:language-asian="zh" style:country-asian="CN" style:font-style-asian="italic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1pt" fo:language="pt" fo:country="B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7-12-26T17:59:48.666000000</dc:date>
    <meta:editing-cycles>18</meta:editing-cycles>
    <meta:editing-duration>PT5H8M41S</meta:editing-duration>
    <meta:generator>LibreOffice/5.1.1.3$Windows_X86_64 LibreOffice_project/89f508ef3ecebd2cfb8e1def0f0ba9a803b88a6d</meta:generator>
    <meta:document-statistic meta:table-count="0" meta:image-count="0" meta:object-count="0" meta:page-count="2" meta:paragraph-count="34" meta:word-count="746" meta:character-count="4748" meta:non-whitespace-character-count="4014"/>
  </office:meta>
</office:document-meta>
</file>